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Calibri" style:font-family-asian="Calibri" style:font-family-complex="Calibri" fo:background-color="transparent" fo:color="#00b05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REQUIREMENTS</text:span><text:span text:style-name="T3"/></text:p>
      <text:p text:style-name="P1"><text:span text:style-name="T4">1.<text:tab/>Basically a good visual representation of the data with easily viewable outliers and differently trending data.<text:s text:c="2"/></text:span></text:p>
      <text:p text:style-name="P1"><text:span text:style-name="T4">2.<text:tab/> five subgroups and how they compare to each other in a cluster of devices.<text:s text:c="2"/>Any device that is trending differently or higher compared to others.<text:s text:c="2"/></text:span></text:p>
      <text:p text:style-name="P1"><text:span text:style-name="T4">3<text:tab/>And device clusters among like kind (device names are similar across the 5 subgroups) that display those out of the pack - outliers.<text:s text:c="3"/></text:span></text:p>
      <text:p text:style-name="P1"><text:span text:style-name="T5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